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9.878cm"/>
    </style:style>
    <style:style style:name="co3" style:family="table-column">
      <style:table-column-properties fo:break-before="auto" style:column-width="12.40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honey_drop_name</text:p>
          </table:table-cell>
          <table:table-cell office:value-type="string">
            <text:p>Honey Drop</text:p>
          </table:table-cell>
          <table:table-cell office:value-type="string">
            <text:p>Gota de Miel</text:p>
          </table:table-cell>
        </table:table-row>
        <table:table-row table:style-name="ro1">
          <table:table-cell office:value-type="string">
            <text:p>honey_drop_desc</text:p>
          </table:table-cell>
          <table:table-cell office:value-type="string">
            <text:p>Sweet drop of honey produced by the Bee Kingdom.</text:p>
          </table:table-cell>
          <table:table-cell office:value-type="string">
            <text:p>Dulce gota de miel producida por el Reino de las Abejas.</text:p>
          </table:table-cell>
        </table:table-row>
        <table:table-row table:style-name="ro1">
          <table:table-cell office:value-type="string">
            <text:p>leaf_name</text:p>
          </table:table-cell>
          <table:table-cell office:value-type="string">
            <text:p>Crunchy Leaf</text:p>
          </table:table-cell>
          <table:table-cell office:value-type="string">
            <text:p>Hoja Crujiente</text:p>
          </table:table-cell>
        </table:table-row>
        <table:table-row table:style-name="ro1">
          <table:table-cell office:value-type="string">
            <text:p>leaf_desc</text:p>
          </table:table-cell>
          <table:table-cell office:value-type="string">
            <text:p>A dry leaf, good for a snack but could be better.</text:p>
          </table:table-cell>
          <table:table-cell office:value-type="string">
            <text:p>Una hoja seca, un buen snack pero se podria combinar con algo más.</text:p>
          </table:table-cell>
        </table:table-row>
        <table:table-row table:style-name="ro1">
          <table:table-cell office:value-type="string">
            <text:p>shroom_name</text:p>
          </table:table-cell>
          <table:table-cell office:value-type="string">
            <text:p>Mushroom</text:p>
          </table:table-cell>
          <table:table-cell office:value-type="string">
            <text:p>Hongo</text:p>
          </table:table-cell>
        </table:table-row>
        <table:table-row table:style-name="ro1">
          <table:table-cell office:value-type="string">
            <text:p>shroom_desc</text:p>
          </table:table-cell>
          <table:table-cell office:value-type="string">
            <text:p>A sour, chewwy shroom that is better cooked.</text:p>
          </table:table-cell>
          <table:table-cell office:value-type="string">
            <text:p>Un hongo agrio y gomoso, cocinado es preferible.</text:p>
          </table:table-cell>
        </table:table-row>
        <table:table-row table:style-name="ro1">
          <table:table-cell office:value-type="string">
            <text:p>berry_name</text:p>
          </table:table-cell>
          <table:table-cell office:value-type="string">
            <text:p>Fruity Berry </text:p>
          </table:table-cell>
          <table:table-cell office:value-type="string">
            <text:p>Baya Frutal</text:p>
          </table:table-cell>
        </table:table-row>
        <table:table-row table:style-name="ro1">
          <table:table-cell office:value-type="string">
            <text:p>berry_desc</text:p>
          </table:table-cell>
          <table:table-cell office:value-type="string">
            <text:p>A type of berry commonly cultivated in the Settlement, unlike the ones used as currency, this one tastes sweet.</text:p>
          </table:table-cell>
          <table:table-cell office:value-type="string">
            <text:p>Un tipo de baya comunmente cultivada en la region, a diferencia de las monetarias, esta es dulce.</text:p>
          </table:table-cell>
        </table:table-row>
        <table:table-row table:style-name="ro1">
          <table:table-cell office:value-type="string">
            <text:p>spicy_berry_name</text:p>
          </table:table-cell>
          <table:table-cell office:value-type="string">
            <text:p>Spicy Berry</text:p>
          </table:table-cell>
          <table:table-cell office:value-type="string">
            <text:p>Baya Picante</text:p>
          </table:table-cell>
        </table:table-row>
        <table:table-row table:style-name="ro1">
          <table:table-cell office:value-type="string">
            <text:p>spicy_berry_desc</text:p>
          </table:table-cell>
          <table:table-cell office:value-type="string">
            <text:p>A blazing hot berry, increases strength, at a stamina cost.</text:p>
          </table:table-cell>
          <table:table-cell office:value-type="string">
            <text:p>Una baya ardiente de sabor, aumenta la fuerza, pero reduce el aguante.</text:p>
          </table:table-cell>
        </table:table-row>
        <table:table-row table:style-name="ro1">
          <table:table-cell office:value-type="string">
            <text:p>water_name</text:p>
          </table:table-cell>
          <table:table-cell office:value-type="string">
            <text:p>Clear Water</text:p>
          </table:table-cell>
          <table:table-cell office:value-type="string">
            <text:p>Agua Fresca</text:p>
          </table:table-cell>
        </table:table-row>
        <table:table-row table:style-name="ro1">
          <table:table-cell office:value-type="string">
            <text:p>water_desc</text:p>
          </table:table-cell>
          <table:table-cell office:value-type="string">
            <text:p>A drop of fresh rain water, for when you feel thirsty.</text:p>
          </table:table-cell>
          <table:table-cell office:value-type="string">
            <text:p>Una gota de lluvia fresca, para cuando te encuentras sediento.</text:p>
          </table:table-cell>
        </table:table-row>
        <table:table-row table:style-name="ro1">
          <table:table-cell office:value-type="string">
            <text:p>shaved_ice_name</text:p>
          </table:table-cell>
          <table:table-cell office:value-type="string">
            <text:p>Shaved Ice</text:p>
          </table:table-cell>
          <table:table-cell office:value-type="string">
            <text:p>Hielo Granizado</text:p>
          </table:table-cell>
        </table:table-row>
        <table:table-row table:style-name="ro1">
          <table:table-cell office:value-type="string">
            <text:p>shaved_ice_desc</text:p>
          </table:table-cell>
          <table:table-cell office:value-type="string">
            <text:p>A cone of shaved ice, its not icecream, but it is refreshing!</text:p>
          </table:table-cell>
          <table:table-cell office:value-type="string">
            <text:p>Un cono de hielo granizado, es solo agua congelada, pero todavia refresca! </text:p>
          </table:table-cell>
        </table:table-row>
        <table:table-row table:style-name="ro1">
          <table:table-cell office:value-type="string">
            <text:p>berry_juice_name</text:p>
          </table:table-cell>
          <table:table-cell office:value-type="string">
            <text:p>Berry Juice</text:p>
          </table:table-cell>
          <table:table-cell office:value-type="string">
            <text:p>Jugo de Baya</text:p>
          </table:table-cell>
        </table:table-row>
        <table:table-row table:style-name="ro1">
          <table:table-cell office:value-type="string">
            <text:p>berry_juice_desc</text:p>
          </table:table-cell>
          <table:table-cell office:value-type="string">
            <text:p>A refreshing drink made of locally grown berries.</text:p>
          </table:table-cell>
          <table:table-cell office:value-type="string">
            <text:p>Una bebida refrescante hecha con bayas de los campos dorados.</text:p>
          </table:table-cell>
        </table:table-row>
        <table:table-row table:style-name="ro1">
          <table:table-cell office:value-type="string">
            <text:p>leaf_honey_name</text:p>
          </table:table-cell>
          <table:table-cell office:value-type="string">
            <text:p>Honey'd Leaf</text:p>
          </table:table-cell>
          <table:table-cell office:value-type="string">
            <text:p>Hoja Endulzada</text:p>
          </table:table-cell>
        </table:table-row>
        <table:table-row table:style-name="ro1">
          <table:table-cell office:value-type="string">
            <text:p>leaf_honey_desc</text:p>
          </table:table-cell>
          <table:table-cell office:value-type="string">
            <text:p>With a crunchy texture, yet sweet taste.</text:p>
          </table:table-cell>
          <table:table-cell office:value-type="string">
            <text:p>Con una textura crujiente, pero dulce sabor.</text:p>
          </table:table-cell>
        </table:table-row>
        <table:table-row table:style-name="ro1">
          <table:table-cell office:value-type="string">
            <text:p>leaf_salad_name</text:p>
          </table:table-cell>
          <table:table-cell office:value-type="string">
            <text:p>Leaf Salad</text:p>
          </table:table-cell>
          <table:table-cell office:value-type="string">
            <text:p>Ensalada de Hojas</text:p>
          </table:table-cell>
        </table:table-row>
        <table:table-row table:style-name="ro1">
          <table:table-cell office:value-type="string">
            <text:p>leaf_salad_desc</text:p>
          </table:table-cell>
          <table:table-cell office:value-type="string">
            <text:p>Leaves that had been chopped up to look more presentable.</text:p>
          </table:table-cell>
          <table:table-cell office:value-type="string">
            <text:p>Hojas que han sido picadas y cortadas, lo cual las hace parecer más decentes.</text:p>
          </table:table-cell>
        </table:table-row>
        <table:table-row table:style-name="ro1">
          <table:table-cell office:value-type="string">
            <text:p>mushroom_salad_name</text:p>
          </table:table-cell>
          <table:table-cell office:value-type="string">
            <text:p>Mushroom Salad</text:p>
          </table:table-cell>
          <table:table-cell office:value-type="string">
            <text:p>Ensalada de Hongos</text:p>
          </table:table-cell>
        </table:table-row>
        <table:table-row table:style-name="ro1">
          <table:table-cell office:value-type="string">
            <text:p>mushroom_salad_desc</text:p>
          </table:table-cell>
          <table:table-cell office:value-type="string">
            <text:p>The texture on it is quite unique, leaves you feeling dazed.</text:p>
          </table:table-cell>
          <table:table-cell office:value-type="string">
            <text:p>Un sabor unico, combinado con la textura variada del platillo.</text:p>
          </table:table-cell>
        </table:table-row>
        <table:table-row table:style-name="ro1">
          <table:table-cell office:value-type="string">
            <text:p>cooked_shroom_name</text:p>
          </table:table-cell>
          <table:table-cell office:value-type="string">
            <text:p>Cooked Shroom</text:p>
          </table:table-cell>
          <table:table-cell office:value-type="string">
            <text:p>Hongo Cocido</text:p>
          </table:table-cell>
        </table:table-row>
        <table:table-row table:style-name="ro1">
          <table:table-cell office:value-type="string">
            <text:p>cooked_shroom_desc</text:p>
          </table:table-cell>
          <table:table-cell office:value-type="string">
            <text:p>Now that is cooked, it aint that bad, decent if one can say so.</text:p>
          </table:table-cell>
          <table:table-cell office:value-type="string">
            <text:p>Ahora que esta cocinado, no es tan malo como uno pensaria, por la mayor parte.</text:p>
          </table:table-cell>
        </table:table-row>
        <table:table-row table:style-name="ro1">
          <table:table-cell office:value-type="string">
            <text:p>cold_salad_name</text:p>
          </table:table-cell>
          <table:table-cell office:value-type="string">
            <text:p>Cold Salad</text:p>
          </table:table-cell>
          <table:table-cell office:value-type="string">
            <text:p>Ensalada Gélida</text:p>
          </table:table-cell>
        </table:table-row>
        <table:table-row table:style-name="ro1">
          <table:table-cell office:value-type="string">
            <text:p>cold_salad_desc</text:p>
          </table:table-cell>
          <table:table-cell office:value-type="string">
            <text:p>Effectively a frozen leaf salad. Edible despite all.</text:p>
          </table:table-cell>
          <table:table-cell office:value-type="string">
            <text:p>Effectivamente una ensalada de hojas congelada. Comestible ante todo pronostico.</text:p>
          </table:table-cell>
        </table:table-row>
        <table:table-row table:style-name="ro1">
          <table:table-cell office:value-type="string">
            <text:p>mushroom_gummies_name</text:p>
          </table:table-cell>
          <table:table-cell office:value-type="string">
            <text:p>Mushroom Gummies</text:p>
          </table:table-cell>
          <table:table-cell office:value-type="string">
            <text:p>Gomitas de Hongo</text:p>
          </table:table-cell>
        </table:table-row>
        <table:table-row table:style-name="ro1">
          <table:table-cell office:value-type="string">
            <text:p>mushroom_gummies_desc</text:p>
          </table:table-cell>
          <table:table-cell office:value-type="string">
            <text:p>A candy made of mushroom that tastes surprisingly well.</text:p>
          </table:table-cell>
          <table:table-cell office:value-type="string">
            <text:p>Un dulce hecho de hongo que sorprendentemente tiene buen sabor.</text:p>
          </table:table-cell>
        </table:table-row>
        <table:table-row table:style-name="ro1">
          <table:table-cell office:value-type="string">
            <text:p>glazed_honey_name</text:p>
          </table:table-cell>
          <table:table-cell office:value-type="string">
            <text:p>Glazed Honey</text:p>
          </table:table-cell>
          <table:table-cell office:value-type="string">
            <text:p>Miel Glaseada</text:p>
          </table:table-cell>
        </table:table-row>
        <table:table-row table:style-name="ro1">
          <table:table-cell office:value-type="string">
            <text:p>glazed_honey_desc</text:p>
          </table:table-cell>
          <table:table-cell office:value-type="string">
            <text:p>A common delicacy in the Bee Kingdom.</text:p>
          </table:table-cell>
          <table:table-cell office:value-type="string">
            <text:p>Una delicadez comun en el Reino de las Abejas.</text:p>
          </table:table-cell>
        </table:table-row>
        <table:table-row table:style-name="ro1">
          <table:table-cell office:value-type="string">
            <text:p>roasted_berries_name</text:p>
          </table:table-cell>
          <table:table-cell office:value-type="string">
            <text:p>Roasted Berries</text:p>
          </table:table-cell>
          <table:table-cell office:value-type="string">
            <text:p>Bayas Asadas</text:p>
          </table:table-cell>
        </table:table-row>
        <table:table-row table:style-name="ro1">
          <table:table-cell office:value-type="string">
            <text:p>roasted_berries_desc</text:p>
          </table:table-cell>
          <table:table-cell office:value-type="string">
            <text:p>The heat applied has made it taste all the sweeter than before.</text:p>
          </table:table-cell>
          <table:table-cell office:value-type="string">
            <text:p>Asarlas ha hecho que sean mas dulces que antes.</text:p>
          </table:table-cell>
        </table:table-row>
        <table:table-row table:style-name="ro1">
          <table:table-cell office:value-type="string">
            <text:p>mistake_name</text:p>
          </table:table-cell>
          <table:table-cell office:value-type="string">
            <text:p>Mistake</text:p>
          </table:table-cell>
          <table:table-cell office:value-type="string">
            <text:p>Decepción</text:p>
          </table:table-cell>
        </table:table-row>
        <table:table-row table:style-name="ro1">
          <table:table-cell office:value-type="string">
            <text:p>mistake_desc</text:p>
          </table:table-cell>
          <table:table-cell office:value-type="string">
            <text:p>Perfectly good ingredients, gone to waste. Who would want this?!</text:p>
          </table:table-cell>
          <table:table-cell office:value-type="string">
            <text:p>Ingredientes de calidad a la basura. ¡¿Quién comeria esto?!</text:p>
          </table:table-cell>
        </table:table-row>
        <table:table-row table:style-name="ro1">
          <table:table-cell office:value-type="string">
            <text:p>big_mistake_name</text:p>
          </table:table-cell>
          <table:table-cell office:value-type="string">
            <text:p>Big Mistake</text:p>
          </table:table-cell>
          <table:table-cell office:value-type="string">
            <text:p>Mega Decepción</text:p>
          </table:table-cell>
        </table:table-row>
        <table:table-row table:style-name="ro1">
          <table:table-cell office:value-type="string">
            <text:p>big_mistake_desc</text:p>
          </table:table-cell>
          <table:table-cell office:value-type="string">
            <text:p>Please, stop.</text:p>
          </table:table-cell>
          <table:table-cell office:value-type="string">
            <text:p>Porfavor, para.</text:p>
          </table:table-cell>
        </table:table-row>
        <table:table-row table:style-name="ro1">
          <table:table-cell office:value-type="string">
            <text:p>flour_bag_name</text:p>
          </table:table-cell>
          <table:table-cell office:value-type="string">
            <text:p>Bag of Flour</text:p>
          </table:table-cell>
          <table:table-cell office:value-type="string">
            <text:p>Saco de Harina</text:p>
          </table:table-cell>
        </table:table-row>
        <table:table-row table:style-name="ro1">
          <table:table-cell office:value-type="string">
            <text:p>flour_bag_desc</text:p>
          </table:table-cell>
          <table:table-cell office:value-type="string">
            <text:p>Used for many recipes, and preferably, not consumed raw.</text:p>
          </table:table-cell>
          <table:table-cell office:value-type="string">
            <text:p>Principalmente, su uso es para recetas. No es recomendable que sea consumido.</text:p>
          </table:table-cell>
        </table:table-row>
        <table:table-row table:style-name="ro1">
          <table:table-cell office:value-type="string">
            <text:p>dry_bread_name</text:p>
          </table:table-cell>
          <table:table-cell office:value-type="string">
            <text:p>Dry Bread</text:p>
          </table:table-cell>
          <table:table-cell office:value-type="string">
            <text:p>Pan Seco</text:p>
          </table:table-cell>
        </table:table-row>
        <table:table-row table:style-name="ro1">
          <table:table-cell office:value-type="string">
            <text:p>dry_bread_desc</text:p>
          </table:table-cell>
          <table:table-cell office:value-type="string">
            <text:p>A fine piece of bread that will leave you thirsty, for more! ... well, both.</text:p>
          </table:table-cell>
          <table:table-cell office:value-type="string">
            <text:p>Una deliciosa barra de pan que te dejara sediento, por más! ... bueno, ambas.</text:p>
          </table:table-cell>
        </table:table-row>
        <table:table-row table:style-name="ro1">
          <table:table-cell office:value-type="string">
            <text:p>icecream_name</text:p>
          </table:table-cell>
          <table:table-cell office:value-type="string">
            <text:p>Ice Cream</text:p>
          </table:table-cell>
          <table:table-cell office:value-type="string">
            <text:p>Helado</text:p>
          </table:table-cell>
        </table:table-row>
        <table:table-row table:style-name="ro1">
          <table:table-cell office:value-type="string">
            <text:p>icecream_desc</text:p>
          </table:table-cell>
          <table:table-cell office:value-type="string">
            <text:p>A dessert best served cold, it does not have any particular flavour at the moment.</text:p>
          </table:table-cell>
          <table:table-cell office:value-type="string">
            <text:p>Un maravilloso postre, mejor servido frio, actualmente sin un sabor en particular.</text:p>
          </table:table-cell>
        </table:table-row>
        <table:table-row table:style-name="ro1">
          <table:table-cell office:value-type="string">
            <text:p>honey_icecream_name</text:p>
          </table:table-cell>
          <table:table-cell office:value-type="string">
            <text:p>Honey Ice Cream</text:p>
          </table:table-cell>
          <table:table-cell office:value-type="string">
            <text:p>Helado de Miel</text:p>
          </table:table-cell>
        </table:table-row>
        <table:table-row table:style-name="ro1">
          <table:table-cell office:value-type="string">
            <text:p>honey_icecream_desc</text:p>
          </table:table-cell>
          <table:table-cell office:value-type="string">
            <text:p>A honey-flavoured icecream, so sweet and refresing!</text:p>
          </table:table-cell>
          <table:table-cell office:value-type="string">
            <text:p>Un helado de sabor miel, super delicioso y refrescante!</text:p>
          </table:table-cell>
        </table:table-row>
        <table:table-row table:style-name="ro1">
          <table:table-cell office:value-type="string">
            <text:p>abomihoney_name</text:p>
          </table:table-cell>
          <table:table-cell office:value-type="string">
            <text:p>Abomihoney</text:p>
          </table:table-cell>
          <table:table-cell office:value-type="string">
            <text:p>Abomimiel</text:p>
          </table:table-cell>
        </table:table-row>
        <table:table-row table:style-name="ro1">
          <table:table-cell office:value-type="string">
            <text:p>abomihoney_desc</text:p>
          </table:table-cell>
          <table:table-cell office:value-type="string">
            <text:p>The result of applying way too much heat to hone- Ow! it bit me!</text:p>
          </table:table-cell>
          <table:table-cell office:value-type="string">
            <text:p>El resultado de calentar miel por demasiad- Ay! Pero que me ha mordido!</text:p>
          </table:table-cell>
        </table:table-row>
        <table:table-row table:style-name="ro1">
          <table:table-cell office:value-type="string">
            <text:p>aphid_egg_name</text:p>
          </table:table-cell>
          <table:table-cell office:value-type="string">
            <text:p>Aphid Egg</text:p>
          </table:table-cell>
          <table:table-cell office:value-type="string">
            <text:p>Huevo de Afido</text:p>
          </table:table-cell>
        </table:table-row>
        <table:table-row table:style-name="ro1">
          <table:table-cell office:value-type="string">
            <text:p>aphid_egg_desc</text:p>
          </table:table-cell>
          <table:table-cell office:value-type="string">
            <text:p>A standard aphid egg, they soon after grow into a tiny lil Aphid.</text:p>
          </table:table-cell>
          <table:table-cell office:value-type="string">
            <text:p>Un huevo común de Áfido. De aquí crece un pequeñin.</text:p>
          </table:table-cell>
        </table:table-row>
        <table:table-row table:style-name="ro1">
          <table:table-cell office:value-type="string">
            <text:p>aphid_egg_red_name</text:p>
          </table:table-cell>
          <table:table-cell office:value-type="string">
            <text:p>Red Aphid Egg</text:p>
          </table:table-cell>
          <table:table-cell office:value-type="string">
            <text:p>Huevo Rojo de Afido</text:p>
          </table:table-cell>
        </table:table-row>
        <table:table-row table:style-name="ro1">
          <table:table-cell office:value-type="string">
            <text:p>aphid_egg_red_desc</text:p>
          </table:table-cell>
          <table:table-cell office:value-type="string">
            <text:p>A red aphid egg, they soon after grow into a tiny lil Aphid.</text:p>
          </table:table-cell>
          <table:table-cell office:value-type="string">
            <text:p>Un huevo rojo de Áfido. De aquí crece un pequeñin.</text:p>
          </table:table-cell>
        </table:table-row>
        <table:table-row table:style-name="ro1">
          <table:table-cell office:value-type="string">
            <text:p>aphid_egg_blue_name</text:p>
          </table:table-cell>
          <table:table-cell office:value-type="string">
            <text:p>Blue Aphid Egg</text:p>
          </table:table-cell>
          <table:table-cell office:value-type="string">
            <text:p>Huevo Azul de Afido</text:p>
          </table:table-cell>
        </table:table-row>
        <table:table-row table:style-name="ro1">
          <table:table-cell office:value-type="string">
            <text:p>aphid_egg_blue_desc</text:p>
          </table:table-cell>
          <table:table-cell office:value-type="string">
            <text:p>A blue aphid egg, they soon after grow into a tiny lil Aphid.</text:p>
          </table:table-cell>
          <table:table-cell office:value-type="string">
            <text:p>Un huevo azul de Áfido. De aquí crece un pequeñin.</text:p>
          </table:table-cell>
        </table:table-row>
        <table:table-row table:style-name="ro1">
          <table:table-cell office:value-type="string">
            <text:p>aphid_egg_green_name</text:p>
          </table:table-cell>
          <table:table-cell office:value-type="string">
            <text:p>Green Aphid Egg</text:p>
          </table:table-cell>
          <table:table-cell office:value-type="string">
            <text:p>Huevo Verde de Afido</text:p>
          </table:table-cell>
        </table:table-row>
        <table:table-row table:style-name="ro1">
          <table:table-cell office:value-type="string">
            <text:p>aphid_egg_green_desc</text:p>
          </table:table-cell>
          <table:table-cell office:value-type="string">
            <text:p>A green aphid egg, they soon after grow into a tiny lil Aphid.</text:p>
          </table:table-cell>
          <table:table-cell office:value-type="string">
            <text:p>Un huevo verde de Áfido. De aquí crece un pequeñin.</text:p>
          </table:table-cell>
        </table:table-row>
        <table:table-row table:style-name="ro1">
          <table:table-cell office:value-type="string">
            <text:p>aphid_egg_yellow_name</text:p>
          </table:table-cell>
          <table:table-cell office:value-type="string">
            <text:p>Yellow Aphid Egg</text:p>
          </table:table-cell>
          <table:table-cell office:value-type="string">
            <text:p>Huevo Amarillo de Afido</text:p>
          </table:table-cell>
        </table:table-row>
        <table:table-row table:style-name="ro1">
          <table:table-cell office:value-type="string">
            <text:p>aphid_egg_yellow_desc</text:p>
          </table:table-cell>
          <table:table-cell office:value-type="string">
            <text:p>A yellow aphid egg, they soon after grow into a tiny lil Aphid.</text:p>
          </table:table-cell>
          <table:table-cell office:value-type="string">
            <text:p>Un huevo amarillo de Áfido. De aquí crece un pequeñin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8">28/04/2024</text:date>, <text:time>19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8T19:37:55.20</dc:date>
    <dc:creator>Summer </dc:creator>
    <meta:generator>OpenOffice/4.1.15$Win32 OpenOffice.org_project/4115m2$Build-9813</meta:generator>
    <meta:editing-duration>PT4H9M29S</meta:editing-duration>
    <meta:editing-cycles>14</meta:editing-cycles>
    <meta:document-statistic meta:table-count="1" meta:cell-count="170" meta:object-count="0"/>
  </office:meta>
</office:document-meta>
</file>